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66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b4c7dc"/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Consolas"/>
    </style:style>
    <style:style style:name="P11" style:family="paragraph">
      <loext:graphic-properties draw:fill="none" draw:fill-color="#ffffff"/>
      <style:text-properties style:font-name="Open Sans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Consola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 and B" draw:style-name="dp1" draw:master-page-name="Default" presentation:presentation-page-layout-name="AL1T0">
        <draw:line draw:style-name="gr1" draw:text-style-name="P1" draw:layer="layout" svg:x1="14.605cm" svg:y1="6.35cm" svg:x2="9.151cm" svg:y2="6.351cm">
          <text:p/>
        </draw:line>
        <draw:custom-shape draw:style-name="gr2" draw:text-style-name="P3" draw:layer="layout" svg:width="1.27cm" svg:height="1.27cm" svg:x="8.616cm" svg:y="5.716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3.97cm" svg:y="5.715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1.596cm" svg:y="6.516cm">
          <draw:text-box>
            <text:p><text:span text:style-name="T2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, B With C" draw:style-name="dp1" draw:master-page-name="Default" presentation:presentation-page-layout-name="AL1T0">
        <draw:line draw:style-name="gr1" draw:text-style-name="P1" draw:layer="layout" svg:x1="12.065cm" svg:y1="3.81cm" svg:x2="14.605cm" svg:y2="6.35cm">
          <text:p/>
        </draw:line>
        <draw:line draw:style-name="gr1" draw:text-style-name="P1" draw:layer="layout" svg:x1="11.904cm" svg:y1="3.808cm" svg:x2="8.99cm" svg:y2="6.35cm">
          <text:p/>
        </draw:line>
        <draw:line draw:style-name="gr1" draw:text-style-name="P1" draw:layer="layout" svg:x1="14.605cm" svg:y1="6.35cm" svg:x2="9.151cm" svg:y2="6.351cm">
          <text:p/>
        </draw:line>
        <draw:custom-shape draw:style-name="gr2" draw:text-style-name="P7" draw:layer="layout" svg:width="1.27cm" svg:height="1.27cm" svg:x="8.616cm" svg:y="5.716cm">
          <text:p text:style-name="P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1.27cm" svg:height="1.27cm" svg:x="13.97cm" svg:y="5.715cm">
          <text:p text:style-name="P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0.796cm" svg:height="0.839cm" svg:x="11.596cm" svg:y="6.516cm">
          <draw:text-box>
            <text:p><text:span text:style-name="T2">3</text:span></text:p>
          </draw:text-box>
        </draw:frame>
        <draw:custom-shape draw:style-name="gr2" draw:text-style-name="P7" draw:layer="layout" svg:width="1.27cm" svg:height="1.27cm" svg:x="11.317cm" svg:y="3.117cm">
          <text:p text:style-name="P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0.796cm" svg:height="0.839cm" svg:x="9.796cm" svg:y="4.317cm">
          <draw:text-box>
            <text:p><text:span text:style-name="T2">1</text:span></text:p>
          </draw:text-box>
        </draw:frame>
        <draw:frame draw:style-name="gr3" draw:text-style-name="P8" draw:layer="layout" svg:width="0.796cm" svg:height="0.839cm" svg:x="13.396cm" svg:y="4.318cm">
          <draw:text-box>
            <text:p><text:span text:style-name="T2">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" draw:style-name="dp1" draw:master-page-name="Default" presentation:presentation-page-layout-name="AL1T0">
        <draw:line draw:style-name="gr1" draw:text-style-name="P1" draw:layer="layout" svg:x1="13.335cm" svg:y1="2.54cm" svg:x2="17.78cm" svg:y2="6.35cm">
          <text:p/>
        </draw:line>
        <draw:line draw:style-name="gr1" draw:text-style-name="P1" draw:layer="layout" svg:x1="13.67cm" svg:y1="2.54cm" svg:x2="9.225cm" svg:y2="6.351cm">
          <text:p/>
        </draw:line>
        <draw:line draw:style-name="gr1" draw:text-style-name="P1" draw:layer="layout" svg:x1="17.78cm" svg:y1="6.35cm" svg:x2="9.151cm" svg:y2="6.351cm">
          <text:p/>
        </draw:line>
        <draw:custom-shape draw:style-name="gr2" draw:text-style-name="P7" draw:layer="layout" svg:width="1.27cm" svg:height="1.27cm" svg:x="8.616cm" svg:y="5.716cm">
          <text:p text:style-name="P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1.27cm" svg:height="1.27cm" svg:x="17.145cm" svg:y="5.715cm">
          <text:p text:style-name="P6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4.866cm" svg:height="0.839cm" svg:x="11.096cm" svg:y="6.516cm">
          <draw:text-box>
            <text:p><text:span text:style-name="T3">dist(k–1, i, j)</text:span></text:p>
          </draw:text-box>
        </draw:frame>
        <draw:custom-shape draw:style-name="gr2" draw:text-style-name="P7" draw:layer="layout" svg:width="1.27cm" svg:height="1.27cm" svg:x="12.9cm" svg:y="1.905cm">
          <text:p text:style-name="P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4.866cm" svg:height="0.839cm" draw:transform="rotate (0.72640603468004) translate (9.016cm 5.308cm)">
          <draw:text-box>
            <text:p><text:span text:style-name="T3">dist(k–1, i, k)</text:span></text:p>
          </draw:text-box>
        </draw:frame>
        <draw:frame draw:style-name="gr5" draw:text-style-name="P10" draw:layer="layout" svg:width="4.866cm" svg:height="0.839cm" draw:transform="rotate (-0.729024028558032) translate (14.594cm 2.303cm)">
          <draw:text-box>
            <text:p><text:span text:style-name="T3">dist(k–1, k, j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8:56:11.581175037</meta:creation-date>
    <meta:generator>LibreOffice/24.8.4.2$Linux_X86_64 LibreOffice_project/480$Build-2</meta:generator>
    <dc:date>2025-01-16T19:51:20.509011171</dc:date>
    <meta:editing-duration>PT27M</meta:editing-duration>
    <meta:editing-cycles>6</meta:editing-cycles>
    <meta:document-statistic meta:object-count="49"/>
  </office:meta>
</office:document-meta>
</file>